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2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3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4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5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6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9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0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1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5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6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7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9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0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1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9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1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2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3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4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5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6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7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8" style:family="paragraph" style:parent-style-name="Standard" style:list-style-name="L142">
      <style:text-properties fo:color="#000000" fo:language="es" fo:country="ES" officeooo:paragraph-rsid="00812f3a"/>
    </style:style>
    <style:style style:name="P1029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30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31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32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33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34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35" style:family="paragraph" style:parent-style-name="Heading_20_1" style:master-page-name="First_20_Page">
      <style:paragraph-properties style:page-number="auto" fo:break-before="page"/>
      <style:text-properties fo:language="en" fo:country="GB" officeooo:rsid="0040d95f" officeooo:paragraph-rsid="00aad087"/>
    </style:style>
    <style:style style:name="P1036" style:family="paragraph" style:parent-style-name="Heading_20_2">
      <style:text-properties officeooo:paragraph-rsid="00953a0b"/>
    </style:style>
    <style:style style:name="P1037" style:family="paragraph" style:parent-style-name="Heading_20_2">
      <style:text-properties officeooo:paragraph-rsid="009d9fa4"/>
    </style:style>
    <style:style style:name="P1038" style:family="paragraph" style:parent-style-name="Heading_20_2">
      <style:text-properties officeooo:rsid="00953a0b" officeooo:paragraph-rsid="009df5ab"/>
    </style:style>
    <style:style style:name="P1039" style:family="paragraph" style:parent-style-name="Heading_20_2">
      <style:text-properties fo:language="en" fo:country="GB" officeooo:paragraph-rsid="00aa6423"/>
    </style:style>
    <style:style style:name="P1040" style:family="paragraph" style:parent-style-name="Heading_20_2">
      <style:text-properties fo:language="en" fo:country="GB" officeooo:paragraph-rsid="00aabb49"/>
    </style:style>
    <style:style style:name="P1041" style:family="paragraph" style:parent-style-name="Heading_20_2">
      <style:text-properties fo:language="en" fo:country="GB" officeooo:paragraph-rsid="00aad087"/>
    </style:style>
    <style:style style:name="P1042" style:family="paragraph" style:parent-style-name="Heading_20_3">
      <style:text-properties fo:language="en" fo:country="GB" officeooo:paragraph-rsid="00565ab3"/>
    </style:style>
    <style:style style:name="P1043" style:family="paragraph" style:parent-style-name="Heading_20_3">
      <style:text-properties fo:language="en" fo:country="GB" officeooo:paragraph-rsid="009517d3"/>
    </style:style>
    <style:style style:name="P1044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48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49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50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51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52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53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54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55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056" style:family="paragraph" style:parent-style-name="Text_20_body_20__28_user_29_" style:list-style-name="L196">
      <style:text-properties officeooo:paragraph-rsid="00912d1f"/>
    </style:style>
    <style:style style:name="P1057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058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9" style:family="paragraph" style:parent-style-name="Text_20_body" style:list-style-name="L1">
      <style:text-properties fo:color="#000000" fo:language="en" fo:country="GB" officeooo:paragraph-rsid="00a41d7a"/>
    </style:style>
    <style:style style:name="P1060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061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062" style:family="paragraph" style:parent-style-name="Text_20_body" style:list-style-name="L4">
      <style:text-properties fo:color="#000000" fo:language="en" fo:country="GB" officeooo:paragraph-rsid="0052d8ad"/>
    </style:style>
    <style:style style:name="P1063" style:family="paragraph" style:parent-style-name="Text_20_body" style:list-style-name="L130">
      <style:text-properties fo:color="#000000" fo:language="en" fo:country="GB" officeooo:paragraph-rsid="00812f3a"/>
    </style:style>
    <style:style style:name="P1064" style:family="paragraph" style:parent-style-name="Text_20_body" style:list-style-name="L131">
      <style:text-properties fo:color="#000000" fo:language="en" fo:country="GB" officeooo:paragraph-rsid="007baa68"/>
    </style:style>
    <style:style style:name="P1065" style:family="paragraph" style:parent-style-name="Text_20_body" style:list-style-name="L131">
      <style:text-properties fo:color="#000000" fo:language="en" fo:country="GB" officeooo:paragraph-rsid="00812f3a"/>
    </style:style>
    <style:style style:name="P1066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067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068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069" style:family="paragraph" style:parent-style-name="Text_20_body" style:list-style-name="L133">
      <style:text-properties fo:color="#000000" fo:language="en" fo:country="GB" officeooo:paragraph-rsid="007baa68"/>
    </style:style>
    <style:style style:name="P1070" style:family="paragraph" style:parent-style-name="Text_20_body" style:list-style-name="L134">
      <style:text-properties fo:color="#000000" fo:language="en" fo:country="GB" officeooo:paragraph-rsid="00812f3a"/>
    </style:style>
    <style:style style:name="P1071" style:family="paragraph" style:parent-style-name="Text_20_body" style:list-style-name="L137">
      <style:text-properties fo:color="#000000" fo:language="en" fo:country="GB" officeooo:paragraph-rsid="007baa68"/>
    </style:style>
    <style:style style:name="P1072" style:family="paragraph" style:parent-style-name="Text_20_body" style:list-style-name="L139">
      <style:text-properties fo:color="#000000" fo:language="en" fo:country="GB" officeooo:paragraph-rsid="00812f3a"/>
    </style:style>
    <style:style style:name="P1073" style:family="paragraph" style:parent-style-name="Text_20_body" style:list-style-name="L141">
      <style:text-properties fo:color="#000000" fo:language="en" fo:country="GB" officeooo:paragraph-rsid="00812f3a"/>
    </style:style>
    <style:style style:name="P1074" style:family="paragraph" style:parent-style-name="Text_20_body" style:list-style-name="L142">
      <style:text-properties fo:color="#000000" fo:language="en" fo:country="GB" officeooo:paragraph-rsid="00812f3a"/>
    </style:style>
    <style:style style:name="P1075" style:family="paragraph" style:parent-style-name="Text_20_body" style:list-style-name="L142">
      <style:text-properties fo:color="#000000" fo:language="en" fo:country="GB" officeooo:paragraph-rsid="007baa68"/>
    </style:style>
    <style:style style:name="P1076" style:family="paragraph" style:parent-style-name="Text_20_body" style:list-style-name="L143">
      <style:text-properties fo:color="#000000" fo:language="en" fo:country="GB" officeooo:paragraph-rsid="00812f3a"/>
    </style:style>
    <style:style style:name="P1077" style:family="paragraph" style:parent-style-name="Text_20_body" style:list-style-name="L233">
      <style:text-properties fo:color="#000000" fo:language="en" fo:country="GB" officeooo:paragraph-rsid="007ffd82"/>
    </style:style>
    <style:style style:name="P1078" style:family="paragraph" style:parent-style-name="Text_20_body" style:list-style-name="L234">
      <style:text-properties fo:color="#000000" fo:language="en" fo:country="GB" officeooo:paragraph-rsid="007ffd82"/>
    </style:style>
    <style:style style:name="P1079" style:family="paragraph" style:parent-style-name="Text_20_body" style:list-style-name="L235">
      <style:text-properties fo:color="#000000" fo:language="en" fo:country="GB" officeooo:paragraph-rsid="007ffd82"/>
    </style:style>
    <style:style style:name="P1080" style:family="paragraph" style:parent-style-name="Text_20_body" style:list-style-name="L260">
      <style:text-properties fo:color="#000000" fo:language="en" fo:country="GB" officeooo:paragraph-rsid="00aa6423"/>
    </style:style>
    <style:style style:name="P1081" style:family="paragraph" style:parent-style-name="Text_20_body">
      <style:text-properties fo:color="#000000" fo:language="en" fo:country="GB" officeooo:paragraph-rsid="00aa6423"/>
    </style:style>
    <style:style style:name="P1082" style:family="paragraph" style:parent-style-name="Text_20_body" style:list-style-name="L265">
      <style:text-properties fo:color="#000000" fo:language="en" fo:country="GB" officeooo:paragraph-rsid="00aabb49"/>
    </style:style>
    <style:style style:name="P1083" style:family="paragraph" style:parent-style-name="Text_20_body">
      <style:text-properties fo:color="#000000" fo:language="en" fo:country="GB" officeooo:paragraph-rsid="00aabb49"/>
    </style:style>
    <style:style style:name="P1084" style:family="paragraph" style:parent-style-name="Text_20_body" style:list-style-name="L130">
      <style:text-properties fo:color="#000000" officeooo:paragraph-rsid="00812f3a"/>
    </style:style>
    <style:style style:name="P1085" style:family="paragraph" style:parent-style-name="Text_20_body" style:list-style-name="L130">
      <style:text-properties fo:color="#000000" officeooo:rsid="00b363eb" officeooo:paragraph-rsid="00812f3a"/>
    </style:style>
    <style:style style:name="P1086" style:family="paragraph" style:parent-style-name="Text_20_body" style:list-style-name="L131">
      <style:text-properties fo:color="#000000" officeooo:paragraph-rsid="00812f3a"/>
    </style:style>
    <style:style style:name="P1087" style:family="paragraph" style:parent-style-name="Text_20_body" style:list-style-name="L131">
      <style:text-properties fo:color="#000000" fo:language="en" fo:country="US" officeooo:paragraph-rsid="00812f3a"/>
    </style:style>
    <style:style style:name="P1088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089" style:family="paragraph" style:parent-style-name="Text_20_body" style:list-style-name="L134">
      <style:text-properties fo:color="#000000" fo:language="en" fo:country="US" officeooo:paragraph-rsid="00812f3a"/>
    </style:style>
    <style:style style:name="P1090" style:family="paragraph" style:parent-style-name="Text_20_body" style:list-style-name="L135">
      <style:text-properties fo:color="#000000" fo:language="en" fo:country="US" officeooo:paragraph-rsid="00812f3a"/>
    </style:style>
    <style:style style:name="P1091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092" style:family="paragraph" style:parent-style-name="Text_20_body" style:list-style-name="L137">
      <style:text-properties fo:color="#000000" fo:language="en" fo:country="US" officeooo:paragraph-rsid="00812f3a"/>
    </style:style>
    <style:style style:name="P1093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094" style:family="paragraph" style:parent-style-name="Text_20_body" style:list-style-name="L133">
      <style:text-properties fo:color="#000000" officeooo:rsid="0081180d" officeooo:paragraph-rsid="00812f3a"/>
    </style:style>
    <style:style style:name="P1095" style:family="paragraph" style:parent-style-name="Text_20_body" style:list-style-name="L133">
      <style:text-properties fo:color="#000000" officeooo:paragraph-rsid="00812f3a"/>
    </style:style>
    <style:style style:name="P1096" style:family="paragraph" style:parent-style-name="Text_20_body" style:list-style-name="L134">
      <style:text-properties fo:color="#000000" officeooo:paragraph-rsid="00812f3a"/>
    </style:style>
    <style:style style:name="P1097" style:family="paragraph" style:parent-style-name="Text_20_body" style:list-style-name="L134">
      <style:text-properties fo:color="#000000" officeooo:rsid="00840731" officeooo:paragraph-rsid="00812f3a"/>
    </style:style>
    <style:style style:name="P1098" style:family="paragraph" style:parent-style-name="Text_20_body" style:list-style-name="L135">
      <style:text-properties fo:color="#000000" officeooo:paragraph-rsid="00812f3a"/>
    </style:style>
    <style:style style:name="P1099" style:family="paragraph" style:parent-style-name="Text_20_body" style:list-style-name="L137">
      <style:text-properties fo:color="#000000" officeooo:paragraph-rsid="00812f3a"/>
    </style:style>
    <style:style style:name="P1100" style:family="paragraph" style:parent-style-name="Text_20_body" style:list-style-name="L139">
      <style:text-properties fo:color="#000000" officeooo:paragraph-rsid="00812f3a"/>
    </style:style>
    <style:style style:name="P1101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02" style:family="paragraph" style:parent-style-name="Text_20_body" style:list-style-name="L142">
      <style:text-properties fo:color="#000000" officeooo:paragraph-rsid="00812f3a"/>
    </style:style>
    <style:style style:name="P1103" style:family="paragraph" style:parent-style-name="Text_20_body" style:list-style-name="L143">
      <style:text-properties fo:color="#000000" officeooo:paragraph-rsid="00812f3a"/>
    </style:style>
    <style:style style:name="P1104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05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6" style:family="paragraph" style:parent-style-name="Text_20_body" style:list-style-name="L5">
      <style:text-properties fo:language="en" fo:country="GB" officeooo:rsid="0041d1d2" officeooo:paragraph-rsid="0052d8ad"/>
    </style:style>
    <style:style style:name="P1107" style:family="paragraph" style:parent-style-name="Text_20_body" style:list-style-name="L266">
      <style:text-properties fo:language="en" fo:country="GB" officeooo:rsid="0041d1d2" officeooo:paragraph-rsid="00aad087"/>
    </style:style>
    <style:style style:name="P1108" style:family="paragraph" style:parent-style-name="Text_20_body" style:list-style-name="L5">
      <style:text-properties fo:language="en" fo:country="GB" officeooo:paragraph-rsid="0052d8ad"/>
    </style:style>
    <style:style style:name="P1109" style:family="paragraph" style:parent-style-name="Text_20_body" style:list-style-name="L6">
      <style:text-properties fo:language="en" fo:country="GB" officeooo:rsid="0042e152" officeooo:paragraph-rsid="0052d8ad"/>
    </style:style>
    <style:style style:name="P1110" style:family="paragraph" style:parent-style-name="Text_20_body" style:list-style-name="L6">
      <style:text-properties fo:language="en" fo:country="GB" officeooo:rsid="005db8c7" officeooo:paragraph-rsid="0052d8ad"/>
    </style:style>
    <style:style style:name="P1111" style:family="paragraph" style:parent-style-name="Text_20_body" style:list-style-name="L7">
      <style:text-properties fo:language="en" fo:country="GB" officeooo:rsid="005db8c7" officeooo:paragraph-rsid="0052d8ad"/>
    </style:style>
    <style:style style:name="P1112" style:family="paragraph" style:parent-style-name="Text_20_body" style:list-style-name="L6">
      <style:text-properties fo:language="en" fo:country="GB" officeooo:paragraph-rsid="0052d8ad"/>
    </style:style>
    <style:style style:name="P1113" style:family="paragraph" style:parent-style-name="Text_20_body" style:list-style-name="L7">
      <style:text-properties fo:language="en" fo:country="GB" officeooo:rsid="005f572e" officeooo:paragraph-rsid="0052d8ad"/>
    </style:style>
    <style:style style:name="P1114" style:family="paragraph" style:parent-style-name="Text_20_body" style:list-style-name="L8">
      <style:text-properties fo:language="en" fo:country="GB" officeooo:rsid="004c5e2a" officeooo:paragraph-rsid="0052d8ad"/>
    </style:style>
    <style:style style:name="P1115" style:family="paragraph" style:parent-style-name="Text_20_body" style:list-style-name="L8">
      <style:text-properties fo:language="en" fo:country="GB" officeooo:rsid="0045bff7" officeooo:paragraph-rsid="0052d8ad"/>
    </style:style>
    <style:style style:name="P1116" style:family="paragraph" style:parent-style-name="Text_20_body" style:list-style-name="L8">
      <style:text-properties fo:language="en" fo:country="GB" officeooo:paragraph-rsid="0052d8ad"/>
    </style:style>
    <style:style style:name="P1117" style:family="paragraph" style:parent-style-name="Text_20_body" style:list-style-name="L9">
      <style:text-properties fo:language="en" fo:country="GB" officeooo:paragraph-rsid="0052d8ad"/>
    </style:style>
    <style:style style:name="P1118" style:family="paragraph" style:parent-style-name="Text_20_body" style:list-style-name="L9">
      <style:text-properties fo:language="en" fo:country="GB" officeooo:rsid="004f0403" officeooo:paragraph-rsid="0052d8ad"/>
    </style:style>
    <style:style style:name="P1119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20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21" style:family="paragraph" style:parent-style-name="Text_20_body" style:list-style-name="L9">
      <style:text-properties fo:language="en" fo:country="GB" officeooo:rsid="0043f975" officeooo:paragraph-rsid="0052d8ad"/>
    </style:style>
    <style:style style:name="P1122" style:family="paragraph" style:parent-style-name="Text_20_body" style:list-style-name="L10">
      <style:text-properties fo:language="en" fo:country="GB" officeooo:rsid="004c3192" officeooo:paragraph-rsid="0052d8ad"/>
    </style:style>
    <style:style style:name="P1123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24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25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26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27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28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29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30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31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32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33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34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35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36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137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138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139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140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141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142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143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144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145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46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47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148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149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150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151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152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153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154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155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156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157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158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159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160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161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162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163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164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165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166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167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168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169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170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171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172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173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174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175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176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177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178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179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180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181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182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183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184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185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86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87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88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189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190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191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192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193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194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195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196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197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198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199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200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201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02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03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204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205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206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20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20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209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10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11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212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213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214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215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216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217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218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219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220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221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222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223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224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225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226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227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228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229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230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231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232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233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234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235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236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237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238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239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240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241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242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243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244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245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246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247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248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249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250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251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252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253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254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255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256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25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25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25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26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26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262" style:family="paragraph" style:parent-style-name="Text_20_body" style:list-style-name="L19">
      <style:text-properties fo:language="en" fo:country="GB" officeooo:rsid="007432d0" officeooo:paragraph-rsid="00565ab3"/>
    </style:style>
    <style:style style:name="P1263" style:family="paragraph" style:parent-style-name="Text_20_body" style:list-style-name="L21">
      <style:text-properties fo:language="en" fo:country="GB" officeooo:rsid="00ae4a9c" officeooo:paragraph-rsid="00565ab3"/>
    </style:style>
    <style:style style:name="P1264" style:family="paragraph" style:parent-style-name="Text_20_body" style:list-style-name="L21">
      <style:text-properties fo:language="en" fo:country="GB" officeooo:rsid="00afe563" officeooo:paragraph-rsid="00565ab3"/>
    </style:style>
    <style:style style:name="P1265" style:family="paragraph" style:parent-style-name="Text_20_body" style:list-style-name="L22">
      <style:text-properties fo:language="en" fo:country="GB" officeooo:rsid="00b9a553" officeooo:paragraph-rsid="00565ab3"/>
    </style:style>
    <style:style style:name="P1266" style:family="paragraph" style:parent-style-name="Text_20_body" style:list-style-name="L22">
      <style:text-properties fo:language="en" fo:country="GB" officeooo:rsid="00bb0cba" officeooo:paragraph-rsid="00565ab3"/>
    </style:style>
    <style:style style:name="P1267" style:family="paragraph" style:parent-style-name="Text_20_body" style:list-style-name="L24">
      <style:text-properties fo:language="en" fo:country="GB" officeooo:rsid="007a9063" officeooo:paragraph-rsid="00565ab3"/>
    </style:style>
    <style:style style:name="P1268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269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270" style:family="paragraph" style:parent-style-name="Text_20_body" style:list-style-name="L24">
      <style:text-properties fo:language="en" fo:country="GB" officeooo:rsid="007b29bb" officeooo:paragraph-rsid="00565ab3"/>
    </style:style>
    <style:style style:name="P1271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272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273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274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275" style:family="paragraph" style:parent-style-name="Text_20_body" style:list-style-name="L24">
      <style:text-properties fo:language="en" fo:country="GB" officeooo:rsid="00c8f3e4" officeooo:paragraph-rsid="00565ab3"/>
    </style:style>
    <style:style style:name="P1276" style:family="paragraph" style:parent-style-name="Text_20_body" style:list-style-name="L24">
      <style:text-properties fo:language="en" fo:country="GB" officeooo:rsid="007c2124" officeooo:paragraph-rsid="00565ab3"/>
    </style:style>
    <style:style style:name="P1277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278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279" style:family="paragraph" style:parent-style-name="Text_20_body" style:list-style-name="L26">
      <style:text-properties fo:language="en" fo:country="GB" officeooo:rsid="007c2124" officeooo:paragraph-rsid="00565ab3"/>
    </style:style>
    <style:style style:name="P1280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281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282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283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284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285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286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287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288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289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290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291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292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293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294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295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296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297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298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299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300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301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302" style:family="paragraph" style:parent-style-name="Text_20_body" style:list-style-name="L99">
      <style:text-properties fo:language="en" fo:country="GB" officeooo:paragraph-rsid="005d4b11" fo:background-color="transparent"/>
    </style:style>
    <style:style style:name="P1303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304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305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306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307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308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309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310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311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312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313" style:family="paragraph" style:parent-style-name="Text_20_body" style:list-style-name="L28">
      <style:text-properties fo:language="en" fo:country="GB" officeooo:rsid="00fe16de" officeooo:paragraph-rsid="00565ab3"/>
    </style:style>
    <style:style style:name="P1314" style:family="paragraph" style:parent-style-name="Text_20_body" style:list-style-name="L28">
      <style:text-properties fo:language="en" fo:country="GB" officeooo:rsid="00ff96f1" officeooo:paragraph-rsid="00565ab3"/>
    </style:style>
    <style:style style:name="P1315" style:family="paragraph" style:parent-style-name="Text_20_body" style:list-style-name="L28">
      <style:text-properties fo:language="en" fo:country="GB" officeooo:rsid="00873143" officeooo:paragraph-rsid="00565ab3"/>
    </style:style>
    <style:style style:name="P1316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317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318" style:family="paragraph" style:parent-style-name="Text_20_body" style:list-style-name="L28">
      <style:text-properties fo:language="en" fo:country="GB" officeooo:rsid="01003ee6" officeooo:paragraph-rsid="00565ab3"/>
    </style:style>
    <style:style style:name="P1319" style:family="paragraph" style:parent-style-name="Text_20_body" style:list-style-name="L28">
      <style:text-properties fo:language="en" fo:country="GB" officeooo:rsid="00888d06" officeooo:paragraph-rsid="00565ab3"/>
    </style:style>
    <style:style style:name="P1320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321" style:family="paragraph" style:parent-style-name="Text_20_body" style:list-style-name="L31">
      <style:text-properties fo:language="en" fo:country="GB" officeooo:rsid="011056ad" officeooo:paragraph-rsid="00565ab3"/>
    </style:style>
    <style:style style:name="P1322" style:family="paragraph" style:parent-style-name="Text_20_body" style:list-style-name="L32">
      <style:text-properties fo:language="en" fo:country="GB" officeooo:rsid="011056ad" officeooo:paragraph-rsid="00565ab3"/>
    </style:style>
    <style:style style:name="P1323" style:family="paragraph" style:parent-style-name="Text_20_body" style:list-style-name="L33">
      <style:text-properties fo:language="en" fo:country="GB" officeooo:rsid="011056ad" officeooo:paragraph-rsid="00565ab3"/>
    </style:style>
    <style:style style:name="P1324" style:family="paragraph" style:parent-style-name="Text_20_body" style:list-style-name="L34">
      <style:text-properties fo:language="en" fo:country="GB" officeooo:rsid="011056ad" officeooo:paragraph-rsid="00565ab3"/>
    </style:style>
    <style:style style:name="P1325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326" style:family="paragraph" style:parent-style-name="Text_20_body" style:list-style-name="L31">
      <style:text-properties fo:language="en" fo:country="GB" officeooo:rsid="008ca30b" officeooo:paragraph-rsid="00565ab3"/>
    </style:style>
    <style:style style:name="P1327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328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329" style:family="paragraph" style:parent-style-name="Text_20_body" style:list-style-name="L43">
      <style:text-properties fo:language="en" fo:country="GB" officeooo:rsid="0113d6bd" officeooo:paragraph-rsid="00565ab3"/>
    </style:style>
    <style:style style:name="P1330" style:family="paragraph" style:parent-style-name="Text_20_body" style:list-style-name="L44">
      <style:text-properties fo:language="en" fo:country="GB" officeooo:rsid="0113d6bd" officeooo:paragraph-rsid="00565ab3"/>
    </style:style>
    <style:style style:name="P1331" style:family="paragraph" style:parent-style-name="Text_20_body" style:list-style-name="L45">
      <style:text-properties fo:language="en" fo:country="GB" officeooo:rsid="0113d6bd" officeooo:paragraph-rsid="00565ab3"/>
    </style:style>
    <style:style style:name="P1332" style:family="paragraph" style:parent-style-name="Text_20_body" style:list-style-name="L46">
      <style:text-properties fo:language="en" fo:country="GB" officeooo:rsid="0113d6bd" officeooo:paragraph-rsid="00565ab3"/>
    </style:style>
    <style:style style:name="P1333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334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335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336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337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38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39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0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1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2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3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4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5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46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47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8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9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0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1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2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3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4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5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6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357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58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59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60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61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362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363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364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365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366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367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368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369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370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371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372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373" style:family="paragraph" style:parent-style-name="Text_20_body" style:list-style-name="L77">
      <style:text-properties fo:language="en" fo:country="GB" officeooo:paragraph-rsid="00589a4c"/>
    </style:style>
    <style:style style:name="P1374" style:family="paragraph" style:parent-style-name="Text_20_body" style:list-style-name="L78">
      <style:text-properties fo:language="en" fo:country="GB" officeooo:paragraph-rsid="00589a4c"/>
    </style:style>
    <style:style style:name="P1375" style:family="paragraph" style:parent-style-name="Text_20_body" style:list-style-name="L80">
      <style:text-properties fo:language="en" fo:country="GB" officeooo:paragraph-rsid="00589a4c"/>
    </style:style>
    <style:style style:name="P1376" style:family="paragraph" style:parent-style-name="Text_20_body" style:list-style-name="L81">
      <style:text-properties fo:language="en" fo:country="GB" officeooo:paragraph-rsid="00589a4c"/>
    </style:style>
    <style:style style:name="P1377" style:family="paragraph" style:parent-style-name="Text_20_body" style:list-style-name="L82">
      <style:text-properties fo:language="en" fo:country="GB" officeooo:paragraph-rsid="00589a4c"/>
    </style:style>
    <style:style style:name="P1378" style:family="paragraph" style:parent-style-name="Text_20_body" style:list-style-name="L83">
      <style:text-properties fo:language="en" fo:country="GB" officeooo:paragraph-rsid="00589a4c"/>
    </style:style>
    <style:style style:name="P1379" style:family="paragraph" style:parent-style-name="Text_20_body" style:list-style-name="L84">
      <style:text-properties fo:language="en" fo:country="GB" officeooo:paragraph-rsid="0058c193"/>
    </style:style>
    <style:style style:name="P1380" style:family="paragraph" style:parent-style-name="Text_20_body" style:list-style-name="L85">
      <style:text-properties fo:language="en" fo:country="GB" officeooo:paragraph-rsid="0058c193"/>
    </style:style>
    <style:style style:name="P1381" style:family="paragraph" style:parent-style-name="Text_20_body" style:list-style-name="L86">
      <style:text-properties fo:language="en" fo:country="GB" officeooo:paragraph-rsid="0058c193"/>
    </style:style>
    <style:style style:name="P1382" style:family="paragraph" style:parent-style-name="Text_20_body" style:list-style-name="L90">
      <style:text-properties fo:language="en" fo:country="GB" officeooo:paragraph-rsid="005b2a5e"/>
    </style:style>
    <style:style style:name="P1383" style:family="paragraph" style:parent-style-name="Text_20_body" style:list-style-name="L92">
      <style:text-properties fo:language="en" fo:country="GB" officeooo:paragraph-rsid="005c8c74"/>
    </style:style>
    <style:style style:name="P1384" style:family="paragraph" style:parent-style-name="Text_20_body" style:list-style-name="L97">
      <style:text-properties fo:language="en" fo:country="GB" officeooo:paragraph-rsid="005c8c74"/>
    </style:style>
    <style:style style:name="P1385" style:family="paragraph" style:parent-style-name="Text_20_body" style:list-style-name="L103">
      <style:text-properties fo:language="en" fo:country="GB" officeooo:paragraph-rsid="005d4b11"/>
    </style:style>
    <style:style style:name="P1386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387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388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389" style:family="paragraph" style:parent-style-name="Text_20_body" style:list-style-name="L105">
      <style:text-properties fo:language="en" fo:country="GB" officeooo:paragraph-rsid="005d4b11"/>
    </style:style>
    <style:style style:name="P1390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391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392" style:family="paragraph" style:parent-style-name="Text_20_body" style:list-style-name="L110">
      <style:text-properties fo:language="en" fo:country="GB" officeooo:rsid="004e24b1" officeooo:paragraph-rsid="005fbc60"/>
    </style:style>
    <style:style style:name="P1393" style:family="paragraph" style:parent-style-name="Text_20_body" style:list-style-name="L110">
      <style:text-properties fo:language="en" fo:country="GB" officeooo:rsid="0045b210" officeooo:paragraph-rsid="005fbc60"/>
    </style:style>
    <style:style style:name="P1394" style:family="paragraph" style:parent-style-name="Text_20_body" style:list-style-name="L110">
      <style:text-properties fo:language="en" fo:country="GB" officeooo:rsid="004f7e07" officeooo:paragraph-rsid="005fbc60"/>
    </style:style>
    <style:style style:name="P1395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396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397" style:family="paragraph" style:parent-style-name="Text_20_body" style:list-style-name="L115">
      <style:text-properties fo:language="en" fo:country="GB" officeooo:rsid="004c4053" officeooo:paragraph-rsid="007988ca"/>
    </style:style>
    <style:style style:name="P1398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399" style:family="paragraph" style:parent-style-name="Text_20_body" style:list-style-name="L116">
      <style:text-properties fo:language="en" fo:country="GB" officeooo:rsid="004172c1" officeooo:paragraph-rsid="007988ca"/>
    </style:style>
    <style:style style:name="P1400" style:family="paragraph" style:parent-style-name="Text_20_body" style:list-style-name="L117">
      <style:text-properties fo:language="en" fo:country="GB" officeooo:rsid="004f7466" officeooo:paragraph-rsid="007988ca"/>
    </style:style>
    <style:style style:name="P1401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402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403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404" style:family="paragraph" style:parent-style-name="Text_20_body" style:list-style-name="L127">
      <style:text-properties fo:language="en" fo:country="GB" officeooo:rsid="00652141" officeooo:paragraph-rsid="007988ca"/>
    </style:style>
    <style:style style:name="P1405" style:family="paragraph" style:parent-style-name="Text_20_body" style:list-style-name="L131">
      <style:text-properties fo:language="en" fo:country="GB" officeooo:paragraph-rsid="00812f3a"/>
    </style:style>
    <style:style style:name="P1406" style:family="paragraph" style:parent-style-name="Text_20_body" style:list-style-name="L137">
      <style:text-properties fo:language="en" fo:country="GB" officeooo:rsid="008e41d6" officeooo:paragraph-rsid="00812f3a"/>
    </style:style>
    <style:style style:name="P1407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408" style:family="paragraph" style:parent-style-name="Text_20_body" style:list-style-name="L144">
      <style:text-properties fo:language="en" fo:country="GB" officeooo:paragraph-rsid="00614a64"/>
    </style:style>
    <style:style style:name="P1409" style:family="paragraph" style:parent-style-name="Text_20_body" style:list-style-name="L145">
      <style:text-properties fo:language="en" fo:country="GB" officeooo:paragraph-rsid="00614a64"/>
    </style:style>
    <style:style style:name="P1410" style:family="paragraph" style:parent-style-name="Text_20_body" style:list-style-name="L147">
      <style:text-properties fo:language="en" fo:country="GB" officeooo:paragraph-rsid="00614a64"/>
    </style:style>
    <style:style style:name="P1411" style:family="paragraph" style:parent-style-name="Text_20_body" style:list-style-name="L148">
      <style:text-properties fo:language="en" fo:country="GB" officeooo:paragraph-rsid="00614a64"/>
    </style:style>
    <style:style style:name="P1412" style:family="paragraph" style:parent-style-name="Text_20_body" style:list-style-name="L149">
      <style:text-properties fo:language="en" fo:country="GB" officeooo:paragraph-rsid="00614a64"/>
    </style:style>
    <style:style style:name="P1413" style:family="paragraph" style:parent-style-name="Text_20_body" style:list-style-name="L150">
      <style:text-properties fo:language="en" fo:country="GB" officeooo:paragraph-rsid="00614a64"/>
    </style:style>
    <style:style style:name="P1414" style:family="paragraph" style:parent-style-name="Text_20_body" style:list-style-name="L151">
      <style:text-properties fo:language="en" fo:country="GB" officeooo:paragraph-rsid="00614a64"/>
    </style:style>
    <style:style style:name="P1415" style:family="paragraph" style:parent-style-name="Text_20_body" style:list-style-name="L153">
      <style:text-properties fo:language="en" fo:country="GB" officeooo:paragraph-rsid="00614a64"/>
    </style:style>
    <style:style style:name="P1416" style:family="paragraph" style:parent-style-name="Text_20_body" style:list-style-name="L154">
      <style:text-properties fo:language="en" fo:country="GB" officeooo:paragraph-rsid="00614a64"/>
    </style:style>
    <style:style style:name="P1417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418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419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420" style:family="paragraph" style:parent-style-name="Text_20_body" style:list-style-name="L158">
      <style:text-properties fo:language="en" fo:country="GB" officeooo:paragraph-rsid="00614a64"/>
    </style:style>
    <style:style style:name="P1421" style:family="paragraph" style:parent-style-name="Text_20_body" style:list-style-name="L159">
      <style:text-properties fo:language="en" fo:country="GB" officeooo:paragraph-rsid="00614a64"/>
    </style:style>
    <style:style style:name="P1422" style:family="paragraph" style:parent-style-name="Text_20_body" style:list-style-name="L160">
      <style:text-properties fo:language="en" fo:country="GB" officeooo:paragraph-rsid="00614a64"/>
    </style:style>
    <style:style style:name="P1423" style:family="paragraph" style:parent-style-name="Text_20_body" style:list-style-name="L161">
      <style:text-properties fo:language="en" fo:country="GB" officeooo:paragraph-rsid="00614a64"/>
    </style:style>
    <style:style style:name="P1424" style:family="paragraph" style:parent-style-name="Text_20_body" style:list-style-name="L162">
      <style:text-properties fo:language="en" fo:country="GB" officeooo:paragraph-rsid="00614a64"/>
    </style:style>
    <style:style style:name="P1425" style:family="paragraph" style:parent-style-name="Text_20_body" style:list-style-name="L163">
      <style:text-properties fo:language="en" fo:country="GB" officeooo:paragraph-rsid="00614a64"/>
    </style:style>
    <style:style style:name="P1426" style:family="paragraph" style:parent-style-name="Text_20_body" style:list-style-name="L164">
      <style:text-properties fo:language="en" fo:country="GB" officeooo:paragraph-rsid="00614a64"/>
    </style:style>
    <style:style style:name="P1427" style:family="paragraph" style:parent-style-name="Text_20_body" style:list-style-name="L165">
      <style:text-properties fo:language="en" fo:country="GB" officeooo:paragraph-rsid="00614a64"/>
    </style:style>
    <style:style style:name="P1428" style:family="paragraph" style:parent-style-name="Text_20_body" style:list-style-name="L166">
      <style:text-properties fo:language="en" fo:country="GB" officeooo:paragraph-rsid="00614a64"/>
    </style:style>
    <style:style style:name="P1429" style:family="paragraph" style:parent-style-name="Text_20_body" style:list-style-name="L167">
      <style:text-properties fo:language="en" fo:country="GB" officeooo:paragraph-rsid="00614a64"/>
    </style:style>
    <style:style style:name="P1430" style:family="paragraph" style:parent-style-name="Text_20_body" style:list-style-name="L168">
      <style:text-properties fo:language="en" fo:country="GB" officeooo:paragraph-rsid="00614a64"/>
    </style:style>
    <style:style style:name="P1431" style:family="paragraph" style:parent-style-name="Text_20_body" style:list-style-name="L169">
      <style:text-properties fo:language="en" fo:country="GB" officeooo:rsid="00062eba" officeooo:paragraph-rsid="00614a64"/>
    </style:style>
    <style:style style:name="P1432" style:family="paragraph" style:parent-style-name="Text_20_body" style:list-style-name="L169">
      <style:text-properties fo:language="en" fo:country="GB" officeooo:paragraph-rsid="00614a64"/>
    </style:style>
    <style:style style:name="P1433" style:family="paragraph" style:parent-style-name="Text_20_body" style:list-style-name="L170">
      <style:text-properties fo:language="en" fo:country="GB" officeooo:paragraph-rsid="00614a64" fo:background-color="#ffff00"/>
    </style:style>
    <style:style style:name="P1434" style:family="paragraph" style:parent-style-name="Text_20_body" style:list-style-name="L171">
      <style:text-properties fo:language="en" fo:country="GB" officeooo:rsid="00086c0a" officeooo:paragraph-rsid="00614a64"/>
    </style:style>
    <style:style style:name="P1435" style:family="paragraph" style:parent-style-name="Text_20_body" style:list-style-name="L172">
      <style:text-properties fo:language="en" fo:country="GB" officeooo:rsid="00086c0a" officeooo:paragraph-rsid="00614a64"/>
    </style:style>
    <style:style style:name="P1436" style:family="paragraph" style:parent-style-name="Text_20_body" style:list-style-name="L172">
      <style:text-properties fo:language="en" fo:country="GB" officeooo:paragraph-rsid="00614a64"/>
    </style:style>
    <style:style style:name="P1437" style:family="paragraph" style:parent-style-name="Text_20_body" style:list-style-name="L173">
      <style:text-properties fo:language="en" fo:country="GB" officeooo:paragraph-rsid="00614a64"/>
    </style:style>
    <style:style style:name="P1438" style:family="paragraph" style:parent-style-name="Text_20_body" style:list-style-name="L173">
      <style:text-properties fo:language="en" fo:country="GB" officeooo:rsid="0009ad9e" officeooo:paragraph-rsid="00614a64"/>
    </style:style>
    <style:style style:name="P1439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440" style:family="paragraph" style:parent-style-name="Text_20_body" style:list-style-name="L175">
      <style:text-properties fo:language="en" fo:country="GB" officeooo:rsid="000b2f9d" officeooo:paragraph-rsid="00614a64"/>
    </style:style>
    <style:style style:name="P1441" style:family="paragraph" style:parent-style-name="Text_20_body" style:list-style-name="L175">
      <style:text-properties fo:language="en" fo:country="GB" officeooo:paragraph-rsid="00614a64"/>
    </style:style>
    <style:style style:name="P1442" style:family="paragraph" style:parent-style-name="Text_20_body" style:list-style-name="L176">
      <style:text-properties fo:language="en" fo:country="GB" officeooo:paragraph-rsid="00614a64"/>
    </style:style>
    <style:style style:name="P1443" style:family="paragraph" style:parent-style-name="Text_20_body" style:list-style-name="L176">
      <style:text-properties fo:language="en" fo:country="GB" officeooo:rsid="001ec2d9" officeooo:paragraph-rsid="00614a64"/>
    </style:style>
    <style:style style:name="P1444" style:family="paragraph" style:parent-style-name="Text_20_body" style:list-style-name="L176">
      <style:text-properties fo:language="en" fo:country="GB" officeooo:rsid="00207916" officeooo:paragraph-rsid="00614a64"/>
    </style:style>
    <style:style style:name="P1445" style:family="paragraph" style:parent-style-name="Text_20_body" style:list-style-name="L188">
      <style:text-properties fo:language="en" fo:country="GB" officeooo:rsid="005ccab3" officeooo:paragraph-rsid="00641e2a"/>
    </style:style>
    <style:style style:name="P1446" style:family="paragraph" style:parent-style-name="Text_20_body" style:list-style-name="L189">
      <style:text-properties fo:language="en" fo:country="GB" officeooo:paragraph-rsid="00641e2a"/>
    </style:style>
    <style:style style:name="P1447" style:family="paragraph" style:parent-style-name="Text_20_body" style:list-style-name="L190">
      <style:text-properties fo:language="en" fo:country="GB" officeooo:paragraph-rsid="00641e2a"/>
    </style:style>
    <style:style style:name="P1448" style:family="paragraph" style:parent-style-name="Text_20_body" style:list-style-name="L191">
      <style:text-properties fo:language="en" fo:country="GB" officeooo:paragraph-rsid="00641e2a"/>
    </style:style>
    <style:style style:name="P1449" style:family="paragraph" style:parent-style-name="Text_20_body" style:list-style-name="L192">
      <style:text-properties fo:language="en" fo:country="GB" officeooo:paragraph-rsid="00641e2a"/>
    </style:style>
    <style:style style:name="P1450" style:family="paragraph" style:parent-style-name="Text_20_body" style:list-style-name="L193">
      <style:text-properties fo:language="en" fo:country="GB" officeooo:paragraph-rsid="00641e2a"/>
    </style:style>
    <style:style style:name="P1451" style:family="paragraph" style:parent-style-name="Text_20_body" style:list-style-name="L194">
      <style:text-properties fo:language="en" fo:country="GB" officeooo:rsid="0065badc" officeooo:paragraph-rsid="00641e2a"/>
    </style:style>
    <style:style style:name="P1452" style:family="paragraph" style:parent-style-name="Text_20_body" style:list-style-name="L199">
      <style:text-properties fo:language="en" fo:country="GB" officeooo:paragraph-rsid="00641e2a"/>
    </style:style>
    <style:style style:name="P1453" style:family="paragraph" style:parent-style-name="Text_20_body" style:list-style-name="L200">
      <style:text-properties fo:language="en" fo:country="GB" officeooo:paragraph-rsid="00641e2a"/>
    </style:style>
    <style:style style:name="P1454" style:family="paragraph" style:parent-style-name="Text_20_body" style:list-style-name="WW8Num21">
      <style:text-properties fo:language="en" fo:country="GB" officeooo:paragraph-rsid="0068cdac"/>
    </style:style>
    <style:style style:name="P1455" style:family="paragraph" style:parent-style-name="Text_20_body" style:list-style-name="WW8Num22">
      <style:text-properties fo:language="en" fo:country="GB" officeooo:paragraph-rsid="0068cdac"/>
    </style:style>
    <style:style style:name="P1456" style:family="paragraph" style:parent-style-name="Text_20_body" style:list-style-name="WW8Num23">
      <style:text-properties fo:language="en" fo:country="GB" officeooo:paragraph-rsid="0068cdac"/>
    </style:style>
    <style:style style:name="P1457" style:family="paragraph" style:parent-style-name="Text_20_body" style:list-style-name="L205">
      <style:text-properties fo:language="en" fo:country="GB" officeooo:paragraph-rsid="0068cdac"/>
    </style:style>
    <style:style style:name="P1458" style:family="paragraph" style:parent-style-name="Text_20_body" style:list-style-name="L206">
      <style:text-properties fo:language="en" fo:country="GB" officeooo:paragraph-rsid="0068cdac"/>
    </style:style>
    <style:style style:name="P1459" style:family="paragraph" style:parent-style-name="Text_20_body" style:list-style-name="L206">
      <style:text-properties fo:language="en" fo:country="GB" officeooo:rsid="000dba28" officeooo:paragraph-rsid="0068cdac"/>
    </style:style>
    <style:style style:name="P1460" style:family="paragraph" style:parent-style-name="Text_20_body" style:list-style-name="L207">
      <style:text-properties fo:language="en" fo:country="GB" officeooo:paragraph-rsid="0068cdac"/>
    </style:style>
    <style:style style:name="P1461" style:family="paragraph" style:parent-style-name="Text_20_body" style:list-style-name="L213">
      <style:text-properties fo:language="en" fo:country="GB" officeooo:paragraph-rsid="0068cdac"/>
    </style:style>
    <style:style style:name="P1462" style:family="paragraph" style:parent-style-name="Text_20_body" style:list-style-name="L219">
      <style:text-properties fo:language="en" fo:country="GB" officeooo:rsid="00423266" officeooo:paragraph-rsid="007ffd82"/>
    </style:style>
    <style:style style:name="P1463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464" style:family="paragraph" style:parent-style-name="Text_20_body" style:list-style-name="L236">
      <style:text-properties fo:language="en" fo:country="GB" officeooo:paragraph-rsid="006a3db8"/>
    </style:style>
    <style:style style:name="P1465" style:family="paragraph" style:parent-style-name="Text_20_body" style:list-style-name="L237">
      <style:text-properties fo:language="en" fo:country="GB" officeooo:paragraph-rsid="006a3db8"/>
    </style:style>
    <style:style style:name="P1466" style:family="paragraph" style:parent-style-name="Text_20_body" style:list-style-name="L238">
      <style:text-properties fo:language="en" fo:country="GB" officeooo:paragraph-rsid="006a3db8"/>
    </style:style>
    <style:style style:name="P1467" style:family="paragraph" style:parent-style-name="Text_20_body" style:list-style-name="L239">
      <style:text-properties fo:language="en" fo:country="GB" officeooo:paragraph-rsid="006a3db8"/>
    </style:style>
    <style:style style:name="P1468" style:family="paragraph" style:parent-style-name="Text_20_body" style:list-style-name="L240">
      <style:text-properties fo:language="en" fo:country="GB" officeooo:paragraph-rsid="006a3db8"/>
    </style:style>
    <style:style style:name="P1469" style:family="paragraph" style:parent-style-name="Text_20_body" style:list-style-name="L241">
      <style:text-properties fo:language="en" fo:country="GB" officeooo:paragraph-rsid="006a3db8"/>
    </style:style>
    <style:style style:name="P1470" style:family="paragraph" style:parent-style-name="Text_20_body" style:list-style-name="L241">
      <style:text-properties fo:language="en" fo:country="GB" officeooo:rsid="0068f98a" officeooo:paragraph-rsid="006a3db8"/>
    </style:style>
    <style:style style:name="P1471" style:family="paragraph" style:parent-style-name="Text_20_body" style:list-style-name="L242">
      <style:text-properties fo:language="en" fo:country="GB" officeooo:paragraph-rsid="006b8ba1"/>
    </style:style>
    <style:style style:name="P1472" style:family="paragraph" style:parent-style-name="Text_20_body" style:list-style-name="L243">
      <style:text-properties fo:language="en" fo:country="GB" officeooo:paragraph-rsid="006b8ba1"/>
    </style:style>
    <style:style style:name="P1473" style:family="paragraph" style:parent-style-name="Text_20_body" style:list-style-name="L244">
      <style:text-properties fo:language="en" fo:country="GB" officeooo:paragraph-rsid="006b8ba1"/>
    </style:style>
    <style:style style:name="P1474" style:family="paragraph" style:parent-style-name="Text_20_body" style:list-style-name="L246">
      <style:text-properties fo:language="en" fo:country="GB" officeooo:paragraph-rsid="006b8ba1"/>
    </style:style>
    <style:style style:name="P1475" style:family="paragraph" style:parent-style-name="Text_20_body" style:list-style-name="L247">
      <style:text-properties fo:language="en" fo:country="GB" officeooo:paragraph-rsid="006b8ba1"/>
    </style:style>
    <style:style style:name="P1476" style:family="paragraph" style:parent-style-name="Text_20_body" style:list-style-name="L248">
      <style:text-properties fo:language="en" fo:country="GB" officeooo:paragraph-rsid="006be636"/>
    </style:style>
    <style:style style:name="P1477" style:family="paragraph" style:parent-style-name="Text_20_body" style:list-style-name="L249">
      <style:text-properties fo:language="en" fo:country="GB" officeooo:paragraph-rsid="0075b356"/>
    </style:style>
    <style:style style:name="P1478" style:family="paragraph" style:parent-style-name="Text_20_body" style:list-style-name="L250">
      <style:text-properties fo:language="en" fo:country="GB" officeooo:paragraph-rsid="006be636"/>
    </style:style>
    <style:style style:name="P1479" style:family="paragraph" style:parent-style-name="Text_20_body" style:list-style-name="L251">
      <style:text-properties fo:language="en" fo:country="GB" officeooo:paragraph-rsid="006be636"/>
    </style:style>
    <style:style style:name="P1480" style:family="paragraph" style:parent-style-name="Text_20_body">
      <style:text-properties fo:language="en" fo:country="GB" officeooo:rsid="00a09282" officeooo:paragraph-rsid="00aa6423"/>
    </style:style>
    <style:style style:name="P1481" style:family="paragraph" style:parent-style-name="Text_20_body">
      <style:text-properties fo:language="en" fo:country="GB" officeooo:rsid="00513773" officeooo:paragraph-rsid="00aad087"/>
    </style:style>
    <style:style style:name="P1482" style:family="paragraph" style:parent-style-name="Text_20_body">
      <style:text-properties fo:language="en" fo:country="GB" officeooo:rsid="0040d95f" officeooo:paragraph-rsid="00aad087"/>
    </style:style>
    <style:style style:name="P1483" style:family="paragraph" style:parent-style-name="Text_20_body">
      <style:text-properties fo:language="en" fo:country="GB" officeooo:rsid="005222c6" officeooo:paragraph-rsid="00aad087"/>
    </style:style>
    <style:style style:name="P1484" style:family="paragraph" style:parent-style-name="Text_20_body">
      <style:text-properties fo:language="en" fo:country="GB" officeooo:rsid="0053fdbd" officeooo:paragraph-rsid="00aad087"/>
    </style:style>
    <style:style style:name="P1485" style:family="paragraph" style:parent-style-name="Text_20_body">
      <style:text-properties fo:language="en" fo:country="GB" officeooo:rsid="0055a12b" officeooo:paragraph-rsid="00aad087"/>
    </style:style>
    <style:style style:name="P1486" style:family="paragraph" style:parent-style-name="Text_20_body" style:list-style-name="L266">
      <style:text-properties fo:language="en" fo:country="GB" officeooo:paragraph-rsid="00aad087"/>
    </style:style>
    <style:style style:name="P1487" style:family="paragraph" style:parent-style-name="Text_20_body" style:list-style-name="L12">
      <style:text-properties officeooo:paragraph-rsid="0056224f"/>
    </style:style>
    <style:style style:name="P1488" style:family="paragraph" style:parent-style-name="Text_20_body" style:list-style-name="L15">
      <style:text-properties officeooo:paragraph-rsid="0056224f"/>
    </style:style>
    <style:style style:name="P1489" style:family="paragraph" style:parent-style-name="Text_20_body" style:list-style-name="L16">
      <style:text-properties officeooo:paragraph-rsid="0056224f"/>
    </style:style>
    <style:style style:name="P1490" style:family="paragraph" style:parent-style-name="Text_20_body" style:list-style-name="L17">
      <style:text-properties officeooo:paragraph-rsid="0056224f"/>
    </style:style>
    <style:style style:name="P1491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492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493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494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495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496" style:family="paragraph" style:parent-style-name="Text_20_body" style:list-style-name="L36">
      <style:text-properties fo:language="en" fo:country="US" officeooo:paragraph-rsid="009492f5"/>
    </style:style>
    <style:style style:name="P1497" style:family="paragraph" style:parent-style-name="Text_20_body" style:list-style-name="L36">
      <style:text-properties fo:language="en" fo:country="US" officeooo:rsid="0110ba74" officeooo:paragraph-rsid="009492f5"/>
    </style:style>
    <style:style style:name="P1498" style:family="paragraph" style:parent-style-name="Text_20_body" style:list-style-name="L137">
      <style:text-properties fo:language="en" fo:country="US" officeooo:paragraph-rsid="00812f3a"/>
    </style:style>
    <style:style style:name="P1499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500" style:family="paragraph" style:parent-style-name="Text_20_body" style:list-style-name="L36">
      <style:text-properties officeooo:paragraph-rsid="009492f5"/>
    </style:style>
    <style:style style:name="P1501" style:family="paragraph" style:parent-style-name="Text_20_body" style:list-style-name="L41"/>
    <style:style style:name="P1502" style:family="paragraph" style:parent-style-name="Text_20_body" style:list-style-name="L41">
      <style:text-properties fo:font-weight="normal" style:font-weight-asian="normal" style:font-weight-complex="normal"/>
    </style:style>
    <style:style style:name="P1503" style:family="paragraph" style:parent-style-name="Text_20_body" style:list-style-name="L78">
      <style:text-properties officeooo:paragraph-rsid="00589a4c"/>
    </style:style>
    <style:style style:name="P1504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5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6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7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09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10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11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12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3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4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5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6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7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8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9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0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1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2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3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4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5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6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7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8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9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0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1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32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33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534" style:family="paragraph" style:parent-style-name="Text_20_body" style:list-style-name="L136">
      <style:text-properties officeooo:paragraph-rsid="00812f3a"/>
    </style:style>
    <style:style style:name="P1535" style:family="paragraph" style:parent-style-name="Text_20_body" style:list-style-name="L137">
      <style:text-properties officeooo:paragraph-rsid="00812f3a"/>
    </style:style>
    <style:style style:name="P1536" style:family="paragraph" style:parent-style-name="Text_20_body" style:list-style-name="L183">
      <style:text-properties officeooo:paragraph-rsid="00614a64"/>
    </style:style>
    <style:style style:name="P1537" style:family="paragraph" style:parent-style-name="Text_20_body" style:list-style-name="L187">
      <style:text-properties officeooo:paragraph-rsid="00614a64"/>
    </style:style>
    <style:style style:name="P1538" style:family="paragraph" style:parent-style-name="Text_20_body" style:list-style-name="WWNum113"/>
    <style:style style:name="P1539" style:family="paragraph" style:parent-style-name="Text_20_body" style:list-style-name="L243">
      <style:text-properties officeooo:paragraph-rsid="006b8ba1"/>
    </style:style>
    <style:style style:name="P1540" style:family="paragraph" style:parent-style-name="Text_20_body" style:list-style-name="L244">
      <style:text-properties officeooo:paragraph-rsid="006b8ba1"/>
    </style:style>
    <style:style style:name="P1541" style:family="paragraph" style:parent-style-name="Text_20_body" style:list-style-name="L247">
      <style:text-properties officeooo:paragraph-rsid="006b8ba1"/>
    </style:style>
    <style:style style:name="P1542" style:family="paragraph" style:parent-style-name="Text_20_body" style:list-style-name="L249">
      <style:text-properties officeooo:paragraph-rsid="006be636"/>
    </style:style>
    <style:style style:name="P1543" style:family="paragraph" style:parent-style-name="Text_20_body" style:list-style-name="L249">
      <style:text-properties officeooo:paragraph-rsid="0075b356"/>
    </style:style>
    <style:style style:name="P1544" style:family="paragraph" style:parent-style-name="Text_20_body" style:list-style-name="L253">
      <style:text-properties officeooo:paragraph-rsid="00953a0b"/>
    </style:style>
    <style:style style:name="P1545" style:family="paragraph" style:parent-style-name="Text_20_body" style:list-style-name="L254">
      <style:text-properties officeooo:paragraph-rsid="00953a0b"/>
    </style:style>
    <style:style style:name="P1546" style:family="paragraph" style:parent-style-name="Text_20_body" style:list-style-name="L255">
      <style:text-properties officeooo:paragraph-rsid="00953a0b"/>
    </style:style>
    <style:style style:name="P1547" style:family="paragraph" style:parent-style-name="Text_20_body" style:list-style-name="L256">
      <style:text-properties officeooo:paragraph-rsid="00953a0b"/>
    </style:style>
    <style:style style:name="P1548" style:family="paragraph" style:parent-style-name="Text_20_body" style:list-style-name="L257">
      <style:text-properties officeooo:paragraph-rsid="00953a0b"/>
    </style:style>
    <style:style style:name="P1549" style:family="paragraph" style:parent-style-name="Text_20_body" style:list-style-name="L258">
      <style:text-properties officeooo:paragraph-rsid="00953a0b"/>
    </style:style>
    <style:style style:name="P1550" style:family="paragraph" style:parent-style-name="Text_20_body" style:list-style-name="L259">
      <style:text-properties officeooo:paragraph-rsid="009df5ab"/>
    </style:style>
    <style:style style:name="P1551" style:family="paragraph" style:parent-style-name="Text_20_body">
      <style:text-properties officeooo:rsid="0013b61e" officeooo:paragraph-rsid="00aa6423"/>
    </style:style>
    <style:style style:name="P1552" style:family="paragraph" style:parent-style-name="Text_20_body" style:list-style-name="L266"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40d95f" officeooo:paragraph-rsid="00aad087" style:text-blinking="false" fo:background-color="transparent"/>
    </style:style>
    <style:style style:name="P1553" style:family="paragraph" style:parent-style-name="Text_20_body">
      <style:text-properties officeooo:rsid="0040d95f" officeooo:paragraph-rsid="00aad087"/>
    </style:style>
    <style:style style:name="P1554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555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556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557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558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559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560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561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62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63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64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65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566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567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568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569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570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1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2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3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4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575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576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577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578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579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580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581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582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583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584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585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586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87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88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89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590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591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592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593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594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595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596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597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598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599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600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601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02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603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4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5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6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07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608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609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610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611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612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613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614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15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16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617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18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19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620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35" text:outline-level="1">INTRODUCTION</text:h>
      <text:p text:style-name="P1481"><text:span text:style-name="T807">gvSIG</text:span> Desktop (gvSIG from this point forward) is a Geograph<text:span text:style-name="T208">i</text:span>cal Information System in free software, that is, a computer application aimed to represent, edit, analyze and manage information from the point of view of spatial relations.</text:p>
      <text:p text:style-name="P1481">The gvSIG licence is GNU/GPL v.3 which gives the user the rights of free use, study, improvement and distribution.</text:p>
      <text:p text:style-name="P1482">The <text:span text:style-name="T209">gvSIG </text:span><text:s/><text:span text:style-name="T209">firts version </text:span><text:s/>was born in 2004 within a project that consisted in a full migration of the information technology systems of the <text:span text:style-name="T60">Generalitat Valenciana </text:span><text:span text:style-name="T211">in Spain (Valencian Regional Government)</text:span>. <text:span text:style-name="T209">Since 2010, the project is managed by gvSIG Association.</text:span></text:p>
      <text:p text:style-name="P1483">Developed under the values of co<text:span text:style-name="T208">l</text:span>laboration and sharing knowledge, gvSIG has evolved very quickly and in a few years it has become <text:span text:style-name="T208">one of the most used applications to manage the geographical information.</text:span></text:p>
      <text:p text:style-name="P1484">Welcome to gvSIG!</text:p>
      <text:h text:style-name="P1041" text:outline-level="2"><text:bookmark-start text:name="__RefHeading__1012_10986595931"/><text:span text:style-name="T327">3</text:span>.1.<text:span text:style-name="T251"> What can we do with gvSIG Desktop?</text:span><text:bookmark-end text:name="__RefHeading__1012_10986595931"/></text:h>
      <text:p text:style-name="P1033">gvSIG is a sophisticated Geographical Information System and, as such, it is used to do every kind of work related <text:span text:style-name="T252">to</text:span> the territory management.</text:p>
      <text:p text:style-name="P1484">If you are curious about the different gvSIG uses, don't hesitate to visit the website for cases of use.</text:p>
      <text:p text:style-name="P1553"><text:a xlink:type="simple" xlink:href="http://outreach.gvsig.org/case-studies" text:style-name="Internet_20_link" text:visited-style-name="Visited_20_Internet_20_Link"><text:span text:style-name="T519">http://outreach.gvSIG.org/case-studies</text:span></text:a><text:span text:style-name="T519"> </text:span></text:p>
      <text:p text:style-name="P1485"><text:span text:style-name="T252">The most</text:span> common tasks to do with gvSIG are:</text:p>
      <text:list xml:id="list9075840422292350922" text:style-name="L266">
        <text:list-item>
          <text:p text:style-name="P1107"><text:span text:style-name="T255">To represent data spatially. </text:span><text:span text:style-name="T282">gvSIG allows you to open all format types (vector and raster; archives, databases and remote services) and represent them spatially in the different coordinate systems. You can apply all kind of legends and labels to represent your data.</text:span></text:p>
        </text:list-item>
        <text:list-item>
          <text:p text:style-name="P1107"><text:span text:style-name="T256">To design maps to print, </text:span><text:span text:style-name="T283">gvSIG has tools to easily design</text:span><text:span text:style-name="T281"> </text:span><text:span text:style-name="T254"><text:s/></text:span><text:span text:style-name="T283">maps, allowing you <text:s text:c="2"/>to add </text:span><text:span text:style-name="T254"><text:s/></text:span><text:span text:style-name="T283">all type of cartographic elements and offering different options to print and export your new map.</text:span><text:span text:style-name="T254"> <text:s/></text:span></text:p>
        </text:list-item>
        <text:list-item>
          <text:p text:style-name="P1107"><text:span text:style-name="T257">Edition. </text:span><text:span text:style-name="T284">It offers a huge range of tools to edit either cartographic data or <text:s/>alphanumeric.</text:span><text:span text:style-name="T254"> <text:s text:c="2"/></text:span></text:p>
        </text:list-item>
        <text:list-item>
          <text:p text:style-name="P1486"><text:span text:style-name="T257">Analysis. </text:span><text:span text:style-name="T284"><text:s/>gvSIG has tools to facilitate the analysis of the existent data,</text:span><text:span text:style-name="T257"> </text:span><text:span text:style-name="T284">either cartographic or alphanumeric </text:span><text:span text:style-name="T285">data</text:span><text:span text:style-name="T284">.</text:span><text:span text:style-name="T257"> </text:span><text:span text:style-name="T258">M</text:span><text:span text:style-name="T284">ore than 300 geoporcessing tools ara avaliable </text:span><text:span text:style-name="T285">in gvSIG</text:span><text:span text:style-name="T284">. </text:span><text:span text:style-name="T286"><text:s/></text:span><text:span text:style-name="T259"><text:s/></text:span><text:span text:style-name="T257"><text:s/></text:span></text:p>
        </text:list-item>
        <text:list-item>
          <text:p text:style-name="P1552"><text:span text:style-name="T260">To customiz</text:span><text:span text:style-name="T258">e</text:span><text:span text:style-name="T260"> gvSIG. </text:span><text:span text:style-name="T365">Apart from having the option to extend the funcionality of gvSIG through Java, it has <text:s/>a scripting module using Python</text:span><text:span text:style-name="T260">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4:37:50.542000000</dc:date>
    <meta:printed-by>Alvaro Anguix</meta:printed-by>
    <meta:print-date>2007-08-23T12:41:25</meta:print-date>
    <meta:editing-cycles>411</meta:editing-cycles>
    <meta:editing-duration>P3DT8H22M41S</meta:editing-duration>
    <meta:document-statistic meta:table-count="1" meta:image-count="0" meta:object-count="0" meta:page-count="1" meta:paragraph-count="16" meta:word-count="336" meta:character-count="2082" meta:non-whitespace-character-count="1746"/>
    <meta:user-defined meta:name="Info 1"/>
    <meta:user-defined meta:name="Info 2"/>
    <meta:user-defined meta:name="Info 3"/>
    <meta:user-defined meta:name="Info 4"/>
  </office:meta>
</office:document-meta>
</file>